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y11_abs_length (copy)" table:style-name="ta1">
        <table:shapes>
          <draw:frame draw:z-index="0" draw:style-name="gr1" draw:text-style-name="P1" svg:width="453.51pt" svg:height="255.09pt" svg:x="71.94pt" svg:y="6134.03pt">
            <draw:object draw:notify-on-update-of-ranges="'y11_abs_length (copy)'.A1:'y11_abs_length (copy)'.A501 'y11_abs_length (copy)'.B1:'y11_abs_length (copy)'.B5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0008" calcext:value-type="float">
            <text:p>0.0008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0008" calcext:value-type="float">
            <text:p>0.0008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0008" calcext:value-type="float">
            <text:p>0.0008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0008" calcext:value-type="float">
            <text:p>0.0008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0008" calcext:value-type="float">
            <text:p>0.0008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0008" calcext:value-type="float">
            <text:p>0.0008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0008" calcext:value-type="float">
            <text:p>0.0008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0008" calcext:value-type="float">
            <text:p>0.000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0007" calcext:value-type="float">
            <text:p>0.0007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00017" calcext:value-type="float">
            <text:p>0.00017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00017" calcext:value-type="float">
            <text:p>0.00017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00017" calcext:value-type="float">
            <text:p>0.00017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00017" calcext:value-type="float">
            <text:p>0.00017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00017" calcext:value-type="float">
            <text:p>0.00017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00017" calcext:value-type="float">
            <text:p>0.00017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00034" calcext:value-type="float">
            <text:p>0.00034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00034" calcext:value-type="float">
            <text:p>0.00034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00034" calcext:value-type="float">
            <text:p>0.00034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00052" calcext:value-type="float">
            <text:p>0.00052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00052" calcext:value-type="float">
            <text:p>0.00052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00052" calcext:value-type="float">
            <text:p>0.00052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00052" calcext:value-type="float">
            <text:p>0.00052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00052" calcext:value-type="float">
            <text:p>0.00052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00003" calcext:value-type="float">
            <text:p>3E-05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0007" calcext:value-type="float">
            <text:p>0.000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0061" calcext:value-type="float">
            <text:p>0.00061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00061" calcext:value-type="float">
            <text:p>0.00061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00059" calcext:value-type="float">
            <text:p>0.00059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00059" calcext:value-type="float">
            <text:p>0.00059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00059" calcext:value-type="float">
            <text:p>0.00059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00055" calcext:value-type="float">
            <text:p>0.00055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00055" calcext:value-type="float">
            <text:p>0.00055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00055" calcext:value-type="float">
            <text:p>0.00055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00055" calcext:value-type="float">
            <text:p>0.00055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00055" calcext:value-type="float">
            <text:p>0.00055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00069" calcext:value-type="float">
            <text:p>0.00069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00069" calcext:value-type="float">
            <text:p>0.00069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00069" calcext:value-type="float">
            <text:p>0.00069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00069" calcext:value-type="float">
            <text:p>0.00069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00069" calcext:value-type="float">
            <text:p>0.00069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00069" calcext:value-type="float">
            <text:p>0.00069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00069" calcext:value-type="float">
            <text:p>0.00069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00069" calcext:value-type="float">
            <text:p>0.00069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00069" calcext:value-type="float">
            <text:p>0.00069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00069" calcext:value-type="float">
            <text:p>0.00069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.72" calcext:value-type="float">
            <text:p>1.72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.82" calcext:value-type="float">
            <text:p>1.8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99" calcext:value-type="float">
            <text:p>1.99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.56306" calcext:value-type="float">
            <text:p>2.56306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.69562" calcext:value-type="float">
            <text:p>2.69562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.82552" calcext:value-type="float">
            <text:p>2.82552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3.13738" calcext:value-type="float">
            <text:p>3.13738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3.58045" calcext:value-type="float">
            <text:p>3.58045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3.92501" calcext:value-type="float">
            <text:p>3.92501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4.13248" calcext:value-type="float">
            <text:p>4.13248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4.576" calcext:value-type="float">
            <text:p>4.576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.91139" calcext:value-type="float">
            <text:p>4.91139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5.33001" calcext:value-type="float">
            <text:p>5.3300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.65105" calcext:value-type="float">
            <text:p>5.65105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5.82656" calcext:value-type="float">
            <text:p>5.82656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6.21246" calcext:value-type="float">
            <text:p>6.2124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6.653" calcext:value-type="float">
            <text:p>6.653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6.79764" calcext:value-type="float">
            <text:p>6.79764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7.00057" calcext:value-type="float">
            <text:p>7.00057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7.21599" calcext:value-type="float">
            <text:p>7.21599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7.44509" calcext:value-type="float">
            <text:p>7.44509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7.62669" calcext:value-type="float">
            <text:p>7.62669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7.81724" calcext:value-type="float">
            <text:p>7.81724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7.94974" calcext:value-type="float">
            <text:p>7.94974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8.15714" calcext:value-type="float">
            <text:p>8.15714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8.30153" calcext:value-type="float">
            <text:p>8.30153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8.35182" calcext:value-type="float">
            <text:p>8.35182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8.37566" calcext:value-type="float">
            <text:p>8.37566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8.37566" calcext:value-type="float">
            <text:p>8.37566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8.37566" calcext:value-type="float">
            <text:p>8.37566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8.37566" calcext:value-type="float">
            <text:p>8.37566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8.30153" calcext:value-type="float">
            <text:p>8.30153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8.2287" calcext:value-type="float">
            <text:p>8.2287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8.2287" calcext:value-type="float">
            <text:p>8.2287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8.30153" calcext:value-type="float">
            <text:p>8.30153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8.6062" calcext:value-type="float">
            <text:p>8.6062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9.01999" calcext:value-type="float">
            <text:p>9.01999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9.47558" calcext:value-type="float">
            <text:p>9.4755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9.87459" calcext:value-type="float">
            <text:p>9.87459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0.3084" calcext:value-type="float">
            <text:p>10.3084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0.7824" calcext:value-type="float">
            <text:p>10.7824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1.1675" calcext:value-type="float">
            <text:p>11.1675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1.1675" calcext:value-type="float">
            <text:p>11.1675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1.5812" calcext:value-type="float">
            <text:p>11.5812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2.0267" calcext:value-type="float">
            <text:p>12.0267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2.0267" calcext:value-type="float">
            <text:p>12.0267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2.3432" calcext:value-type="float">
            <text:p>12.3432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2.8505" calcext:value-type="float">
            <text:p>12.8505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2.8505" calcext:value-type="float">
            <text:p>12.8505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3.029" calcext:value-type="float">
            <text:p>13.029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3.029" calcext:value-type="float">
            <text:p>13.029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3.2125" calcext:value-type="float">
            <text:p>13.2125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3.2125" calcext:value-type="float">
            <text:p>13.2125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3.4013" calcext:value-type="float">
            <text:p>13.4013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3.5955" calcext:value-type="float">
            <text:p>13.5955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3.5955" calcext:value-type="float">
            <text:p>13.5955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3.7954" calcext:value-type="float">
            <text:p>13.7954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3.7954" calcext:value-type="float">
            <text:p>13.7954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4.0009" calcext:value-type="float">
            <text:p>14.0009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4.0009" calcext:value-type="float">
            <text:p>14.0009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4.2131" calcext:value-type="float">
            <text:p>14.2131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4.4317" calcext:value-type="float">
            <text:p>14.4317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4.4317" calcext:value-type="float">
            <text:p>14.4317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4.4317" calcext:value-type="float">
            <text:p>14.4317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4.4317" calcext:value-type="float">
            <text:p>14.4317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4.6573" calcext:value-type="float">
            <text:p>14.6573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4.6573" calcext:value-type="float">
            <text:p>14.6573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4.4317" calcext:value-type="float">
            <text:p>14.4317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4.6573" calcext:value-type="float">
            <text:p>14.6573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4.8899" calcext:value-type="float">
            <text:p>14.8899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5.1301" calcext:value-type="float">
            <text:p>15.1301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5.1301" calcext:value-type="float">
            <text:p>15.1301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5.1301" calcext:value-type="float">
            <text:p>15.130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5.3782" calcext:value-type="float">
            <text:p>15.3782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5.3782" calcext:value-type="float">
            <text:p>15.3782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5.8995" calcext:value-type="float">
            <text:p>15.8995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6.4574" calcext:value-type="float">
            <text:p>16.4574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6.7513" calcext:value-type="float">
            <text:p>16.7513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6.7513" calcext:value-type="float">
            <text:p>16.7513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7.0559" calcext:value-type="float">
            <text:p>17.0559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7.0559" calcext:value-type="float">
            <text:p>17.0559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7.3718" calcext:value-type="float">
            <text:p>17.3718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7.3718" calcext:value-type="float">
            <text:p>17.3718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7.6996" calcext:value-type="float">
            <text:p>17.6996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7.6996" calcext:value-type="float">
            <text:p>17.6996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7.6996" calcext:value-type="float">
            <text:p>17.6996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7.6996" calcext:value-type="float">
            <text:p>17.6996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7.6996" calcext:value-type="float">
            <text:p>17.6996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7.6996" calcext:value-type="float">
            <text:p>17.6996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7.6996" calcext:value-type="float">
            <text:p>17.6996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7.3718" calcext:value-type="float">
            <text:p>17.3718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7.3718" calcext:value-type="float">
            <text:p>17.3718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6.7513" calcext:value-type="float">
            <text:p>16.7513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6.7513" calcext:value-type="float">
            <text:p>16.7513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5.8995" calcext:value-type="float">
            <text:p>15.8995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5.1301" calcext:value-type="float">
            <text:p>15.1301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4.4317" calcext:value-type="float">
            <text:p>14.4317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3.7954" calcext:value-type="float">
            <text:p>13.7954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3.2125" calcext:value-type="float">
            <text:p>13.2125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2.0267" calcext:value-type="float">
            <text:p>12.0267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1.1675" calcext:value-type="float">
            <text:p>11.167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.5401" calcext:value-type="float">
            <text:p>10.540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9.38082" calcext:value-type="float">
            <text:p>9.38082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8.6062" calcext:value-type="float">
            <text:p>8.6062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7.62669" calcext:value-type="float">
            <text:p>7.62669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7.10665" calcext:value-type="float">
            <text:p>7.10665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.653" calcext:value-type="float">
            <text:p>6.653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.38143" calcext:value-type="float">
            <text:p>6.38143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.09143" calcext:value-type="float">
            <text:p>6.09143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.13125" calcext:value-type="float">
            <text:p>6.13125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.25388" calcext:value-type="float">
            <text:p>6.25388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.55994" calcext:value-type="float">
            <text:p>6.55994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7.68921" calcext:value-type="float">
            <text:p>7.68921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9.38082" calcext:value-type="float">
            <text:p>9.38082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0.3084" calcext:value-type="float">
            <text:p>10.3084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1.8744" calcext:value-type="float">
            <text:p>11.8744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4.0009" calcext:value-type="float">
            <text:p>14.0009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4.8899" calcext:value-type="float">
            <text:p>14.8899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6.1736" calcext:value-type="float">
            <text:p>16.1736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7.3718" calcext:value-type="float">
            <text:p>17.3718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8.3937" calcext:value-type="float">
            <text:p>18.3937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8.3937" calcext:value-type="float">
            <text:p>18.393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9.5434" calcext:value-type="float">
            <text:p>19.5434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9.5434" calcext:value-type="float">
            <text:p>19.5434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20.3932" calcext:value-type="float">
            <text:p>20.3932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20.3932" calcext:value-type="float">
            <text:p>20.3932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0.3932" calcext:value-type="float">
            <text:p>20.3932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20.3932" calcext:value-type="float">
            <text:p>20.3932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20.3932" calcext:value-type="float">
            <text:p>20.3932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20.3932" calcext:value-type="float">
            <text:p>20.3932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9.9593" calcext:value-type="float">
            <text:p>19.9593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9.5434" calcext:value-type="float">
            <text:p>19.5434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9.5434" calcext:value-type="float">
            <text:p>19.5434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8.7616" calcext:value-type="float">
            <text:p>18.7616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8.7616" calcext:value-type="float">
            <text:p>18.7616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8.04" calcext:value-type="float">
            <text:p>18.04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7.3718" calcext:value-type="float">
            <text:p>17.3718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7.3718" calcext:value-type="float">
            <text:p>17.3718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6.4574" calcext:value-type="float">
            <text:p>16.4574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5.6345" calcext:value-type="float">
            <text:p>15.6345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4.8899" calcext:value-type="float">
            <text:p>14.8899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4.8899" calcext:value-type="float">
            <text:p>14.8899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4.4317" calcext:value-type="float">
            <text:p>14.4317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3.7954" calcext:value-type="float">
            <text:p>13.7954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3.7954" calcext:value-type="float">
            <text:p>13.7954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3.2125" calcext:value-type="float">
            <text:p>13.2125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2.8505" calcext:value-type="float">
            <text:p>12.8505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2.8505" calcext:value-type="float">
            <text:p>12.8505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2.8505" calcext:value-type="float">
            <text:p>12.850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3.2125" calcext:value-type="float">
            <text:p>13.2125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3.5955" calcext:value-type="float">
            <text:p>13.595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4.0009" calcext:value-type="float">
            <text:p>14.0009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4.6573" calcext:value-type="float">
            <text:p>14.6573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5.3782" calcext:value-type="float">
            <text:p>15.3782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5.6345" calcext:value-type="float">
            <text:p>15.6345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6.4574" calcext:value-type="float">
            <text:p>16.4574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7.0559" calcext:value-type="float">
            <text:p>17.0559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8.04" calcext:value-type="float">
            <text:p>18.04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8.7616" calcext:value-type="float">
            <text:p>18.7616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8.7616" calcext:value-type="float">
            <text:p>18.7616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9.5434" calcext:value-type="float">
            <text:p>19.5434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0.3932" calcext:value-type="float">
            <text:p>20.3932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20.3932" calcext:value-type="float">
            <text:p>20.3932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20.3932" calcext:value-type="float">
            <text:p>20.3932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20.8465" calcext:value-type="float">
            <text:p>20.8465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20.8465" calcext:value-type="float">
            <text:p>20.8465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20.3932" calcext:value-type="float">
            <text:p>20.3932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20.3932" calcext:value-type="float">
            <text:p>20.3932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20.8465" calcext:value-type="float">
            <text:p>20.8465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20.8465" calcext:value-type="float">
            <text:p>20.8465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21.8162" calcext:value-type="float">
            <text:p>21.8162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2.3357" calcext:value-type="float">
            <text:p>22.3357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22.3357" calcext:value-type="float">
            <text:p>22.3357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22.3357" calcext:value-type="float">
            <text:p>22.3357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21.8162" calcext:value-type="float">
            <text:p>21.8162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21.8162" calcext:value-type="float">
            <text:p>21.8162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21.8162" calcext:value-type="float">
            <text:p>21.8162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21.3203" calcext:value-type="float">
            <text:p>21.3203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21.3203" calcext:value-type="float">
            <text:p>21.3203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20.3932" calcext:value-type="float">
            <text:p>20.3932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9.1446" calcext:value-type="float">
            <text:p>19.1446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9.1446" calcext:value-type="float">
            <text:p>19.1446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8.04" calcext:value-type="float">
            <text:p>18.04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7.0559" calcext:value-type="float">
            <text:p>17.0559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6.4574" calcext:value-type="float">
            <text:p>16.4574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5.6345" calcext:value-type="float">
            <text:p>15.6345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5.1301" calcext:value-type="float">
            <text:p>15.1301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4.4317" calcext:value-type="float">
            <text:p>14.4317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3.7954" calcext:value-type="float">
            <text:p>13.7954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3.029" calcext:value-type="float">
            <text:p>13.029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2.5078" calcext:value-type="float">
            <text:p>12.5078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1.8744" calcext:value-type="float">
            <text:p>11.8744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1.4399" calcext:value-type="float">
            <text:p>11.4399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0.6599" calcext:value-type="float">
            <text:p>10.6599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9.97942" calcext:value-type="float">
            <text:p>9.97942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9.01999" calcext:value-type="float">
            <text:p>9.01999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8.52795" calcext:value-type="float">
            <text:p>8.52795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8.0177" calcext:value-type="float">
            <text:p>8.0177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7.62669" calcext:value-type="float">
            <text:p>7.62669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7.27193" calcext:value-type="float">
            <text:p>7.27193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.94871" calcext:value-type="float">
            <text:p>6.9487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.94871" calcext:value-type="float">
            <text:p>6.948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16T13:02:10.380910793</dc:date>
    <meta:editing-duration>PT23S</meta:editing-duration>
    <meta:editing-cycles>1</meta:editing-cycles>
    <meta:document-statistic meta:table-count="1" meta:cell-count="1002" meta:object-count="1"/>
    <meta:generator>LibreOffice/6.0.6.1$Linux_X86_64 LibreOffice_project/00$Build-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'y11_abs_length (copy)'.A1:'y11_abs_length (copy)'.B501" svg:x="0.32cm" svg:y="0.18cm" svg:width="12.508cm" svg:height="8.64cm">
          <chartooo:coordinate-region svg:x="0.941cm" svg:y="0.379cm" svg:width="11.60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y11_abs_length (copy)'.B1:'y11_abs_length (copy)'.B501" chart:class="chart:scatter">
            <chart:domain table:cell-range-address="'y11_abs_length (copy)'.A1:'y11_abs_length (copy)'.A501"/>
            <chart:data-point chart:repeated="5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  <draw:g>
                  <svg:desc>'y11_abs_length (copy)'.A1:'y11_abs_length (copy)'.A501</svg:desc>
                </draw:g>
              </table:table-cell>
              <table:table-cell office:value-type="float" office:value="0.0003">
                <text:p>0.0003</text:p>
                <draw:g>
                  <svg:desc>'y11_abs_length (copy)'.B1:'y11_abs_length (copy)'.B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">
                <text:p>201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2">
                <text:p>202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3">
                <text:p>203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4">
                <text:p>204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5">
                <text:p>205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6">
                <text:p>206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7">
                <text:p>207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8">
                <text:p>208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9">
                <text:p>209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0">
                <text:p>210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1">
                <text:p>211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2">
                <text:p>212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3">
                <text:p>213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4">
                <text:p>214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5">
                <text:p>215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6">
                <text:p>216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7">
                <text:p>217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8">
                <text:p>218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9">
                <text:p>219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0">
                <text:p>220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1">
                <text:p>221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2">
                <text:p>222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3">
                <text:p>223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4">
                <text:p>224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5">
                <text:p>225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6">
                <text:p>226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7">
                <text:p>227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8">
                <text:p>228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9">
                <text:p>229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0">
                <text:p>230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1">
                <text:p>231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2">
                <text:p>232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3">
                <text:p>233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4">
                <text:p>234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35">
                <text:p>235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6">
                <text:p>236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37">
                <text:p>237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8">
                <text:p>238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9">
                <text:p>239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0">
                <text:p>240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1">
                <text:p>241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42">
                <text:p>242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43">
                <text:p>243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4">
                <text:p>244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5">
                <text:p>245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6">
                <text:p>246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7">
                <text:p>247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8">
                <text:p>248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9">
                <text:p>249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">
                <text:p>250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1">
                <text:p>251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52">
                <text:p>252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3">
                <text:p>253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54">
                <text:p>254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5">
                <text:p>255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6">
                <text:p>256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57">
                <text:p>257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8">
                <text:p>258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9">
                <text:p>259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60">
                <text:p>260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61">
                <text:p>261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62">
                <text:p>262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63">
                <text:p>263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64">
                <text:p>264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5">
                <text:p>265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6">
                <text:p>266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67">
                <text:p>267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68">
                <text:p>268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69">
                <text:p>269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70">
                <text:p>270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71">
                <text:p>271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72">
                <text:p>272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73">
                <text:p>273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74">
                <text:p>274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75">
                <text:p>275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76">
                <text:p>276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77">
                <text:p>277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78">
                <text:p>278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79">
                <text:p>279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80">
                <text:p>280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81">
                <text:p>281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82">
                <text:p>282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83">
                <text:p>283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84">
                <text:p>284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85">
                <text:p>285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86">
                <text:p>286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87">
                <text:p>287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88">
                <text:p>288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89">
                <text:p>289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90">
                <text:p>290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91">
                <text:p>291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92">
                <text:p>292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93">
                <text:p>293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94">
                <text:p>294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95">
                <text:p>295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6">
                <text:p>296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7">
                <text:p>297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8">
                <text:p>298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99">
                <text:p>299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00">
                <text:p>300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1">
                <text:p>301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02">
                <text:p>302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03">
                <text:p>303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04">
                <text:p>304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05">
                <text:p>305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06">
                <text:p>306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07">
                <text:p>307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08">
                <text:p>308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09">
                <text:p>309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10">
                <text:p>310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11">
                <text:p>311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12">
                <text:p>312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13">
                <text:p>313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14">
                <text:p>314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15">
                <text:p>315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16">
                <text:p>316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17">
                <text:p>317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18">
                <text:p>318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19">
                <text:p>319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20">
                <text:p>320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21">
                <text:p>321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22">
                <text:p>322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23">
                <text:p>323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24">
                <text:p>324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25">
                <text:p>325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26">
                <text:p>326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27">
                <text:p>327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28">
                <text:p>328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29">
                <text:p>329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30">
                <text:p>330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31">
                <text:p>331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32">
                <text:p>332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3">
                <text:p>333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34">
                <text:p>334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35">
                <text:p>335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36">
                <text:p>336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37">
                <text:p>337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38">
                <text:p>338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39">
                <text:p>339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40">
                <text:p>340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41">
                <text:p>341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42">
                <text:p>342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43">
                <text:p>343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44">
                <text:p>344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45">
                <text:p>345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46">
                <text:p>346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47">
                <text:p>347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48">
                <text:p>348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49">
                <text:p>349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50">
                <text:p>350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51">
                <text:p>351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52">
                <text:p>352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53">
                <text:p>353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54">
                <text:p>354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55">
                <text:p>355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56">
                <text:p>356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57">
                <text:p>357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58">
                <text:p>358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59">
                <text:p>359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60">
                <text:p>36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61">
                <text:p>361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62">
                <text:p>362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63">
                <text:p>363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64">
                <text:p>364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65">
                <text:p>365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66">
                <text:p>366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67">
                <text:p>367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68">
                <text:p>368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69">
                <text:p>369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70">
                <text:p>37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71">
                <text:p>371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72">
                <text:p>372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73">
                <text:p>373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74">
                <text:p>374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75">
                <text:p>375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76">
                <text:p>376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77">
                <text:p>377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78">
                <text:p>378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79">
                <text:p>379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80">
                <text:p>38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81">
                <text:p>381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82">
                <text:p>382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83">
                <text:p>383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84">
                <text:p>384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85">
                <text:p>385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86">
                <text:p>386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87">
                <text:p>387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88">
                <text:p>388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89">
                <text:p>389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90">
                <text:p>39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91">
                <text:p>391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92">
                <text:p>392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93">
                <text:p>393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94">
                <text:p>394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5">
                <text:p>395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6">
                <text:p>396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7">
                <text:p>397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8">
                <text:p>398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99">
                <text:p>399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0">
                <text:p>40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1">
                <text:p>401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2">
                <text:p>402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3">
                <text:p>403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04">
                <text:p>404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05">
                <text:p>405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06">
                <text:p>406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07">
                <text:p>407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08">
                <text:p>408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09">
                <text:p>409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10">
                <text:p>41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11">
                <text:p>41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12">
                <text:p>412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13">
                <text:p>413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14">
                <text:p>41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15">
                <text:p>41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16">
                <text:p>416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17">
                <text:p>417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18">
                <text:p>418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19">
                <text:p>419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20">
                <text:p>420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21">
                <text:p>421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22">
                <text:p>422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23">
                <text:p>423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24">
                <text:p>424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25">
                <text:p>425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26">
                <text:p>426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27">
                <text:p>427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28">
                <text:p>428</text:p>
              </table:table-cell>
              <table:table-cell office:value-type="float" office:value="0.0007">
                <text:p>0.000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29">
                <text:p>429</text:p>
              </table:table-cell>
              <table:table-cell office:value-type="float" office:value="0.00017">
                <text:p>0.0001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30">
                <text:p>430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31">
                <text:p>431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32">
                <text:p>432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33">
                <text:p>433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34">
                <text:p>434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35">
                <text:p>435</text:p>
              </table:table-cell>
              <table:table-cell office:value-type="float" office:value="0.00017">
                <text:p>0.0001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36">
                <text:p>436</text:p>
              </table:table-cell>
              <table:table-cell office:value-type="float" office:value="0.00017">
                <text:p>0.0001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37">
                <text:p>437</text:p>
              </table:table-cell>
              <table:table-cell office:value-type="float" office:value="0.00017">
                <text:p>0.0001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38">
                <text:p>438</text:p>
              </table:table-cell>
              <table:table-cell office:value-type="float" office:value="0.00017">
                <text:p>0.0001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39">
                <text:p>439</text:p>
              </table:table-cell>
              <table:table-cell office:value-type="float" office:value="0.00017">
                <text:p>0.0001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40">
                <text:p>440</text:p>
              </table:table-cell>
              <table:table-cell office:value-type="float" office:value="0.00034">
                <text:p>0.0003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41">
                <text:p>441</text:p>
              </table:table-cell>
              <table:table-cell office:value-type="float" office:value="0.00034">
                <text:p>0.0003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42">
                <text:p>442</text:p>
              </table:table-cell>
              <table:table-cell office:value-type="float" office:value="0.00034">
                <text:p>0.0003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43">
                <text:p>443</text:p>
              </table:table-cell>
              <table:table-cell office:value-type="float" office:value="0.00052">
                <text:p>0.0005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44">
                <text:p>444</text:p>
              </table:table-cell>
              <table:table-cell office:value-type="float" office:value="0.00052">
                <text:p>0.0005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45">
                <text:p>445</text:p>
              </table:table-cell>
              <table:table-cell office:value-type="float" office:value="0.00052">
                <text:p>0.0005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46">
                <text:p>446</text:p>
              </table:table-cell>
              <table:table-cell office:value-type="float" office:value="0.00052">
                <text:p>0.0005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47">
                <text:p>447</text:p>
              </table:table-cell>
              <table:table-cell office:value-type="float" office:value="0.00052">
                <text:p>0.0005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48">
                <text:p>448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49">
                <text:p>449</text:p>
              </table:table-cell>
              <table:table-cell office:value-type="float" office:value="0.0007">
                <text:p>0.000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50">
                <text:p>450</text:p>
              </table:table-cell>
              <table:table-cell office:value-type="float" office:value="0.00061">
                <text:p>0.0006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51">
                <text:p>451</text:p>
              </table:table-cell>
              <table:table-cell office:value-type="float" office:value="0.00061">
                <text:p>0.0006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52">
                <text:p>452</text:p>
              </table:table-cell>
              <table:table-cell office:value-type="float" office:value="0.00059">
                <text:p>0.0005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53">
                <text:p>453</text:p>
              </table:table-cell>
              <table:table-cell office:value-type="float" office:value="0.00059">
                <text:p>0.0005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54">
                <text:p>454</text:p>
              </table:table-cell>
              <table:table-cell office:value-type="float" office:value="0.00059">
                <text:p>0.0005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55">
                <text:p>455</text:p>
              </table:table-cell>
              <table:table-cell office:value-type="float" office:value="0.00055">
                <text:p>0.0005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56">
                <text:p>456</text:p>
              </table:table-cell>
              <table:table-cell office:value-type="float" office:value="0.00055">
                <text:p>0.0005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57">
                <text:p>457</text:p>
              </table:table-cell>
              <table:table-cell office:value-type="float" office:value="0.00055">
                <text:p>0.0005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58">
                <text:p>458</text:p>
              </table:table-cell>
              <table:table-cell office:value-type="float" office:value="0.00055">
                <text:p>0.0005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59">
                <text:p>459</text:p>
              </table:table-cell>
              <table:table-cell office:value-type="float" office:value="0.00055">
                <text:p>0.0005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60">
                <text:p>460</text:p>
              </table:table-cell>
              <table:table-cell office:value-type="float" office:value="0.00069">
                <text:p>0.0006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61">
                <text:p>461</text:p>
              </table:table-cell>
              <table:table-cell office:value-type="float" office:value="0.00069">
                <text:p>0.0006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62">
                <text:p>462</text:p>
              </table:table-cell>
              <table:table-cell office:value-type="float" office:value="0.00069">
                <text:p>0.0006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63">
                <text:p>463</text:p>
              </table:table-cell>
              <table:table-cell office:value-type="float" office:value="0.00069">
                <text:p>0.0006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64">
                <text:p>464</text:p>
              </table:table-cell>
              <table:table-cell office:value-type="float" office:value="0.00069">
                <text:p>0.0006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65">
                <text:p>465</text:p>
              </table:table-cell>
              <table:table-cell office:value-type="float" office:value="0.00069">
                <text:p>0.0006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66">
                <text:p>466</text:p>
              </table:table-cell>
              <table:table-cell office:value-type="float" office:value="0.00069">
                <text:p>0.0006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67">
                <text:p>467</text:p>
              </table:table-cell>
              <table:table-cell office:value-type="float" office:value="0.00069">
                <text:p>0.0006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68">
                <text:p>468</text:p>
              </table:table-cell>
              <table:table-cell office:value-type="float" office:value="0.00069">
                <text:p>0.0006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69">
                <text:p>469</text:p>
              </table:table-cell>
              <table:table-cell office:value-type="float" office:value="0.00069">
                <text:p>0.0006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70">
                <text:p>47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71">
                <text:p>471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72">
                <text:p>472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73">
                <text:p>473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74">
                <text:p>474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75">
                <text:p>475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76">
                <text:p>476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77">
                <text:p>477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78">
                <text:p>478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79">
                <text:p>479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80">
                <text:p>480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81">
                <text:p>48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82">
                <text:p>482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83">
                <text:p>48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84">
                <text:p>48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85">
                <text:p>48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86">
                <text:p>48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87">
                <text:p>487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88">
                <text:p>48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89">
                <text:p>489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90">
                <text:p>49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91">
                <text:p>491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92">
                <text:p>492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93">
                <text:p>493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94">
                <text:p>494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95">
                <text:p>49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96">
                <text:p>496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97">
                <text:p>497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98">
                <text:p>498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99">
                <text:p>499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00">
                <text:p>500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01">
                <text:p>501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02">
                <text:p>502</text:p>
              </table:table-cell>
              <table:table-cell office:value-type="float" office:value="2.56306">
                <text:p>2.5630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03">
                <text:p>503</text:p>
              </table:table-cell>
              <table:table-cell office:value-type="float" office:value="2.69562">
                <text:p>2.6956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04">
                <text:p>504</text:p>
              </table:table-cell>
              <table:table-cell office:value-type="float" office:value="2.82552">
                <text:p>2.8255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05">
                <text:p>505</text:p>
              </table:table-cell>
              <table:table-cell office:value-type="float" office:value="3.13738">
                <text:p>3.1373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06">
                <text:p>506</text:p>
              </table:table-cell>
              <table:table-cell office:value-type="float" office:value="3.58045">
                <text:p>3.5804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07">
                <text:p>507</text:p>
              </table:table-cell>
              <table:table-cell office:value-type="float" office:value="3.92501">
                <text:p>3.9250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08">
                <text:p>508</text:p>
              </table:table-cell>
              <table:table-cell office:value-type="float" office:value="4.13248">
                <text:p>4.1324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09">
                <text:p>509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10">
                <text:p>510</text:p>
              </table:table-cell>
              <table:table-cell office:value-type="float" office:value="4.91139">
                <text:p>4.9113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11">
                <text:p>511</text:p>
              </table:table-cell>
              <table:table-cell office:value-type="float" office:value="5.33001">
                <text:p>5.3300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12">
                <text:p>512</text:p>
              </table:table-cell>
              <table:table-cell office:value-type="float" office:value="5.65105">
                <text:p>5.6510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13">
                <text:p>513</text:p>
              </table:table-cell>
              <table:table-cell office:value-type="float" office:value="5.82656">
                <text:p>5.8265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14">
                <text:p>514</text:p>
              </table:table-cell>
              <table:table-cell office:value-type="float" office:value="6.21246">
                <text:p>6.2124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15">
                <text:p>515</text:p>
              </table:table-cell>
              <table:table-cell office:value-type="float" office:value="6.653">
                <text:p>6.65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16">
                <text:p>516</text:p>
              </table:table-cell>
              <table:table-cell office:value-type="float" office:value="6.79764">
                <text:p>6.7976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17">
                <text:p>517</text:p>
              </table:table-cell>
              <table:table-cell office:value-type="float" office:value="7.00057">
                <text:p>7.0005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18">
                <text:p>518</text:p>
              </table:table-cell>
              <table:table-cell office:value-type="float" office:value="7.21599">
                <text:p>7.2159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19">
                <text:p>519</text:p>
              </table:table-cell>
              <table:table-cell office:value-type="float" office:value="7.44509">
                <text:p>7.4450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20">
                <text:p>520</text:p>
              </table:table-cell>
              <table:table-cell office:value-type="float" office:value="7.62669">
                <text:p>7.6266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21">
                <text:p>521</text:p>
              </table:table-cell>
              <table:table-cell office:value-type="float" office:value="7.81724">
                <text:p>7.8172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22">
                <text:p>522</text:p>
              </table:table-cell>
              <table:table-cell office:value-type="float" office:value="7.94974">
                <text:p>7.9497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23">
                <text:p>523</text:p>
              </table:table-cell>
              <table:table-cell office:value-type="float" office:value="8.15714">
                <text:p>8.1571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24">
                <text:p>524</text:p>
              </table:table-cell>
              <table:table-cell office:value-type="float" office:value="8.30153">
                <text:p>8.3015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25">
                <text:p>525</text:p>
              </table:table-cell>
              <table:table-cell office:value-type="float" office:value="8.35182">
                <text:p>8.3518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26">
                <text:p>526</text:p>
              </table:table-cell>
              <table:table-cell office:value-type="float" office:value="8.37566">
                <text:p>8.3756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27">
                <text:p>527</text:p>
              </table:table-cell>
              <table:table-cell office:value-type="float" office:value="8.37566">
                <text:p>8.3756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28">
                <text:p>528</text:p>
              </table:table-cell>
              <table:table-cell office:value-type="float" office:value="8.37566">
                <text:p>8.3756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29">
                <text:p>529</text:p>
              </table:table-cell>
              <table:table-cell office:value-type="float" office:value="8.37566">
                <text:p>8.3756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30">
                <text:p>530</text:p>
              </table:table-cell>
              <table:table-cell office:value-type="float" office:value="8.30153">
                <text:p>8.3015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31">
                <text:p>531</text:p>
              </table:table-cell>
              <table:table-cell office:value-type="float" office:value="8.2287">
                <text:p>8.228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32">
                <text:p>532</text:p>
              </table:table-cell>
              <table:table-cell office:value-type="float" office:value="8.2287">
                <text:p>8.228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33">
                <text:p>533</text:p>
              </table:table-cell>
              <table:table-cell office:value-type="float" office:value="8.30153">
                <text:p>8.3015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34">
                <text:p>534</text:p>
              </table:table-cell>
              <table:table-cell office:value-type="float" office:value="8.6062">
                <text:p>8.606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35">
                <text:p>535</text:p>
              </table:table-cell>
              <table:table-cell office:value-type="float" office:value="9.01999">
                <text:p>9.0199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36">
                <text:p>536</text:p>
              </table:table-cell>
              <table:table-cell office:value-type="float" office:value="9.47558">
                <text:p>9.4755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37">
                <text:p>537</text:p>
              </table:table-cell>
              <table:table-cell office:value-type="float" office:value="9.87459">
                <text:p>9.8745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38">
                <text:p>538</text:p>
              </table:table-cell>
              <table:table-cell office:value-type="float" office:value="10.3084">
                <text:p>10.308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39">
                <text:p>539</text:p>
              </table:table-cell>
              <table:table-cell office:value-type="float" office:value="10.7824">
                <text:p>10.782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40">
                <text:p>540</text:p>
              </table:table-cell>
              <table:table-cell office:value-type="float" office:value="11.1675">
                <text:p>11.167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41">
                <text:p>541</text:p>
              </table:table-cell>
              <table:table-cell office:value-type="float" office:value="11.1675">
                <text:p>11.167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42">
                <text:p>542</text:p>
              </table:table-cell>
              <table:table-cell office:value-type="float" office:value="11.5812">
                <text:p>11.581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43">
                <text:p>543</text:p>
              </table:table-cell>
              <table:table-cell office:value-type="float" office:value="12.0267">
                <text:p>12.026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44">
                <text:p>544</text:p>
              </table:table-cell>
              <table:table-cell office:value-type="float" office:value="12.0267">
                <text:p>12.026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45">
                <text:p>545</text:p>
              </table:table-cell>
              <table:table-cell office:value-type="float" office:value="12.3432">
                <text:p>12.343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46">
                <text:p>546</text:p>
              </table:table-cell>
              <table:table-cell office:value-type="float" office:value="12.8505">
                <text:p>12.850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47">
                <text:p>547</text:p>
              </table:table-cell>
              <table:table-cell office:value-type="float" office:value="12.8505">
                <text:p>12.850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48">
                <text:p>548</text:p>
              </table:table-cell>
              <table:table-cell office:value-type="float" office:value="13.029">
                <text:p>13.02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49">
                <text:p>549</text:p>
              </table:table-cell>
              <table:table-cell office:value-type="float" office:value="13.029">
                <text:p>13.02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50">
                <text:p>550</text:p>
              </table:table-cell>
              <table:table-cell office:value-type="float" office:value="13.2125">
                <text:p>13.212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51">
                <text:p>551</text:p>
              </table:table-cell>
              <table:table-cell office:value-type="float" office:value="13.2125">
                <text:p>13.212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52">
                <text:p>552</text:p>
              </table:table-cell>
              <table:table-cell office:value-type="float" office:value="13.4013">
                <text:p>13.401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53">
                <text:p>553</text:p>
              </table:table-cell>
              <table:table-cell office:value-type="float" office:value="13.5955">
                <text:p>13.595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54">
                <text:p>554</text:p>
              </table:table-cell>
              <table:table-cell office:value-type="float" office:value="13.5955">
                <text:p>13.595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55">
                <text:p>555</text:p>
              </table:table-cell>
              <table:table-cell office:value-type="float" office:value="13.7954">
                <text:p>13.795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56">
                <text:p>556</text:p>
              </table:table-cell>
              <table:table-cell office:value-type="float" office:value="13.7954">
                <text:p>13.795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57">
                <text:p>557</text:p>
              </table:table-cell>
              <table:table-cell office:value-type="float" office:value="14.0009">
                <text:p>14.000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58">
                <text:p>558</text:p>
              </table:table-cell>
              <table:table-cell office:value-type="float" office:value="14.0009">
                <text:p>14.000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59">
                <text:p>559</text:p>
              </table:table-cell>
              <table:table-cell office:value-type="float" office:value="14.2131">
                <text:p>14.213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60">
                <text:p>560</text:p>
              </table:table-cell>
              <table:table-cell office:value-type="float" office:value="14.4317">
                <text:p>14.431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61">
                <text:p>561</text:p>
              </table:table-cell>
              <table:table-cell office:value-type="float" office:value="14.4317">
                <text:p>14.431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62">
                <text:p>562</text:p>
              </table:table-cell>
              <table:table-cell office:value-type="float" office:value="14.4317">
                <text:p>14.431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63">
                <text:p>563</text:p>
              </table:table-cell>
              <table:table-cell office:value-type="float" office:value="14.4317">
                <text:p>14.431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64">
                <text:p>564</text:p>
              </table:table-cell>
              <table:table-cell office:value-type="float" office:value="14.6573">
                <text:p>14.657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65">
                <text:p>565</text:p>
              </table:table-cell>
              <table:table-cell office:value-type="float" office:value="14.6573">
                <text:p>14.657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66">
                <text:p>566</text:p>
              </table:table-cell>
              <table:table-cell office:value-type="float" office:value="14.4317">
                <text:p>14.431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67">
                <text:p>567</text:p>
              </table:table-cell>
              <table:table-cell office:value-type="float" office:value="14.6573">
                <text:p>14.657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68">
                <text:p>568</text:p>
              </table:table-cell>
              <table:table-cell office:value-type="float" office:value="14.8899">
                <text:p>14.889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69">
                <text:p>569</text:p>
              </table:table-cell>
              <table:table-cell office:value-type="float" office:value="15.1301">
                <text:p>15.130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70">
                <text:p>570</text:p>
              </table:table-cell>
              <table:table-cell office:value-type="float" office:value="15.1301">
                <text:p>15.130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71">
                <text:p>571</text:p>
              </table:table-cell>
              <table:table-cell office:value-type="float" office:value="15.1301">
                <text:p>15.130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72">
                <text:p>572</text:p>
              </table:table-cell>
              <table:table-cell office:value-type="float" office:value="15.3782">
                <text:p>15.378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73">
                <text:p>573</text:p>
              </table:table-cell>
              <table:table-cell office:value-type="float" office:value="15.3782">
                <text:p>15.378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74">
                <text:p>574</text:p>
              </table:table-cell>
              <table:table-cell office:value-type="float" office:value="15.8995">
                <text:p>15.899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75">
                <text:p>575</text:p>
              </table:table-cell>
              <table:table-cell office:value-type="float" office:value="16.4574">
                <text:p>16.457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76">
                <text:p>576</text:p>
              </table:table-cell>
              <table:table-cell office:value-type="float" office:value="16.7513">
                <text:p>16.751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77">
                <text:p>577</text:p>
              </table:table-cell>
              <table:table-cell office:value-type="float" office:value="16.7513">
                <text:p>16.751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78">
                <text:p>578</text:p>
              </table:table-cell>
              <table:table-cell office:value-type="float" office:value="17.0559">
                <text:p>17.055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79">
                <text:p>579</text:p>
              </table:table-cell>
              <table:table-cell office:value-type="float" office:value="17.0559">
                <text:p>17.055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80">
                <text:p>580</text:p>
              </table:table-cell>
              <table:table-cell office:value-type="float" office:value="17.3718">
                <text:p>17.371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81">
                <text:p>581</text:p>
              </table:table-cell>
              <table:table-cell office:value-type="float" office:value="17.3718">
                <text:p>17.371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82">
                <text:p>582</text:p>
              </table:table-cell>
              <table:table-cell office:value-type="float" office:value="17.6996">
                <text:p>17.699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83">
                <text:p>583</text:p>
              </table:table-cell>
              <table:table-cell office:value-type="float" office:value="17.6996">
                <text:p>17.699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84">
                <text:p>584</text:p>
              </table:table-cell>
              <table:table-cell office:value-type="float" office:value="17.6996">
                <text:p>17.699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85">
                <text:p>585</text:p>
              </table:table-cell>
              <table:table-cell office:value-type="float" office:value="17.6996">
                <text:p>17.699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86">
                <text:p>586</text:p>
              </table:table-cell>
              <table:table-cell office:value-type="float" office:value="17.6996">
                <text:p>17.699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87">
                <text:p>587</text:p>
              </table:table-cell>
              <table:table-cell office:value-type="float" office:value="17.6996">
                <text:p>17.699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88">
                <text:p>588</text:p>
              </table:table-cell>
              <table:table-cell office:value-type="float" office:value="17.6996">
                <text:p>17.699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89">
                <text:p>589</text:p>
              </table:table-cell>
              <table:table-cell office:value-type="float" office:value="17.3718">
                <text:p>17.371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90">
                <text:p>590</text:p>
              </table:table-cell>
              <table:table-cell office:value-type="float" office:value="17.3718">
                <text:p>17.371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91">
                <text:p>591</text:p>
              </table:table-cell>
              <table:table-cell office:value-type="float" office:value="16.7513">
                <text:p>16.751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92">
                <text:p>592</text:p>
              </table:table-cell>
              <table:table-cell office:value-type="float" office:value="16.7513">
                <text:p>16.751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93">
                <text:p>593</text:p>
              </table:table-cell>
              <table:table-cell office:value-type="float" office:value="15.8995">
                <text:p>15.899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94">
                <text:p>594</text:p>
              </table:table-cell>
              <table:table-cell office:value-type="float" office:value="15.1301">
                <text:p>15.130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95">
                <text:p>595</text:p>
              </table:table-cell>
              <table:table-cell office:value-type="float" office:value="14.4317">
                <text:p>14.431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96">
                <text:p>596</text:p>
              </table:table-cell>
              <table:table-cell office:value-type="float" office:value="13.7954">
                <text:p>13.795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97">
                <text:p>597</text:p>
              </table:table-cell>
              <table:table-cell office:value-type="float" office:value="13.2125">
                <text:p>13.212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98">
                <text:p>598</text:p>
              </table:table-cell>
              <table:table-cell office:value-type="float" office:value="12.0267">
                <text:p>12.026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99">
                <text:p>599</text:p>
              </table:table-cell>
              <table:table-cell office:value-type="float" office:value="11.1675">
                <text:p>11.167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00">
                <text:p>600</text:p>
              </table:table-cell>
              <table:table-cell office:value-type="float" office:value="10.5401">
                <text:p>10.540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01">
                <text:p>601</text:p>
              </table:table-cell>
              <table:table-cell office:value-type="float" office:value="9.38082">
                <text:p>9.3808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02">
                <text:p>602</text:p>
              </table:table-cell>
              <table:table-cell office:value-type="float" office:value="8.6062">
                <text:p>8.606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03">
                <text:p>603</text:p>
              </table:table-cell>
              <table:table-cell office:value-type="float" office:value="7.62669">
                <text:p>7.6266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04">
                <text:p>604</text:p>
              </table:table-cell>
              <table:table-cell office:value-type="float" office:value="7.10665">
                <text:p>7.1066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05">
                <text:p>605</text:p>
              </table:table-cell>
              <table:table-cell office:value-type="float" office:value="6.653">
                <text:p>6.65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06">
                <text:p>606</text:p>
              </table:table-cell>
              <table:table-cell office:value-type="float" office:value="6.38143">
                <text:p>6.3814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07">
                <text:p>607</text:p>
              </table:table-cell>
              <table:table-cell office:value-type="float" office:value="6.09143">
                <text:p>6.0914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08">
                <text:p>608</text:p>
              </table:table-cell>
              <table:table-cell office:value-type="float" office:value="6.13125">
                <text:p>6.1312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09">
                <text:p>609</text:p>
              </table:table-cell>
              <table:table-cell office:value-type="float" office:value="6.25388">
                <text:p>6.2538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10">
                <text:p>610</text:p>
              </table:table-cell>
              <table:table-cell office:value-type="float" office:value="6.55994">
                <text:p>6.5599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11">
                <text:p>611</text:p>
              </table:table-cell>
              <table:table-cell office:value-type="float" office:value="7.68921">
                <text:p>7.6892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12">
                <text:p>612</text:p>
              </table:table-cell>
              <table:table-cell office:value-type="float" office:value="9.38082">
                <text:p>9.3808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13">
                <text:p>613</text:p>
              </table:table-cell>
              <table:table-cell office:value-type="float" office:value="10.3084">
                <text:p>10.308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14">
                <text:p>614</text:p>
              </table:table-cell>
              <table:table-cell office:value-type="float" office:value="11.8744">
                <text:p>11.874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15">
                <text:p>615</text:p>
              </table:table-cell>
              <table:table-cell office:value-type="float" office:value="14.0009">
                <text:p>14.000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16">
                <text:p>616</text:p>
              </table:table-cell>
              <table:table-cell office:value-type="float" office:value="14.8899">
                <text:p>14.889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17">
                <text:p>617</text:p>
              </table:table-cell>
              <table:table-cell office:value-type="float" office:value="16.1736">
                <text:p>16.173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18">
                <text:p>618</text:p>
              </table:table-cell>
              <table:table-cell office:value-type="float" office:value="17.3718">
                <text:p>17.371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19">
                <text:p>619</text:p>
              </table:table-cell>
              <table:table-cell office:value-type="float" office:value="18.3937">
                <text:p>18.393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20">
                <text:p>620</text:p>
              </table:table-cell>
              <table:table-cell office:value-type="float" office:value="18.3937">
                <text:p>18.393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21">
                <text:p>621</text:p>
              </table:table-cell>
              <table:table-cell office:value-type="float" office:value="19.5434">
                <text:p>19.543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22">
                <text:p>622</text:p>
              </table:table-cell>
              <table:table-cell office:value-type="float" office:value="19.5434">
                <text:p>19.543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23">
                <text:p>623</text:p>
              </table:table-cell>
              <table:table-cell office:value-type="float" office:value="20.3932">
                <text:p>20.393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24">
                <text:p>624</text:p>
              </table:table-cell>
              <table:table-cell office:value-type="float" office:value="20.3932">
                <text:p>20.393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25">
                <text:p>625</text:p>
              </table:table-cell>
              <table:table-cell office:value-type="float" office:value="20.3932">
                <text:p>20.393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26">
                <text:p>626</text:p>
              </table:table-cell>
              <table:table-cell office:value-type="float" office:value="20.3932">
                <text:p>20.393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627">
                <text:p>627</text:p>
              </table:table-cell>
              <table:table-cell office:value-type="float" office:value="20.3932">
                <text:p>20.393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28">
                <text:p>628</text:p>
              </table:table-cell>
              <table:table-cell office:value-type="float" office:value="20.3932">
                <text:p>20.393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29">
                <text:p>629</text:p>
              </table:table-cell>
              <table:table-cell office:value-type="float" office:value="19.9593">
                <text:p>19.959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630">
                <text:p>630</text:p>
              </table:table-cell>
              <table:table-cell office:value-type="float" office:value="19.5434">
                <text:p>19.543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631">
                <text:p>631</text:p>
              </table:table-cell>
              <table:table-cell office:value-type="float" office:value="19.5434">
                <text:p>19.543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32">
                <text:p>632</text:p>
              </table:table-cell>
              <table:table-cell office:value-type="float" office:value="18.7616">
                <text:p>18.761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33">
                <text:p>633</text:p>
              </table:table-cell>
              <table:table-cell office:value-type="float" office:value="18.7616">
                <text:p>18.761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634">
                <text:p>634</text:p>
              </table:table-cell>
              <table:table-cell office:value-type="float" office:value="18.04">
                <text:p>18.0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35">
                <text:p>635</text:p>
              </table:table-cell>
              <table:table-cell office:value-type="float" office:value="17.3718">
                <text:p>17.371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636">
                <text:p>636</text:p>
              </table:table-cell>
              <table:table-cell office:value-type="float" office:value="17.3718">
                <text:p>17.371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37">
                <text:p>637</text:p>
              </table:table-cell>
              <table:table-cell office:value-type="float" office:value="16.4574">
                <text:p>16.457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638">
                <text:p>638</text:p>
              </table:table-cell>
              <table:table-cell office:value-type="float" office:value="15.6345">
                <text:p>15.634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39">
                <text:p>639</text:p>
              </table:table-cell>
              <table:table-cell office:value-type="float" office:value="14.8899">
                <text:p>14.889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640">
                <text:p>640</text:p>
              </table:table-cell>
              <table:table-cell office:value-type="float" office:value="14.8899">
                <text:p>14.889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41">
                <text:p>641</text:p>
              </table:table-cell>
              <table:table-cell office:value-type="float" office:value="14.4317">
                <text:p>14.431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42">
                <text:p>642</text:p>
              </table:table-cell>
              <table:table-cell office:value-type="float" office:value="13.7954">
                <text:p>13.795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43">
                <text:p>643</text:p>
              </table:table-cell>
              <table:table-cell office:value-type="float" office:value="13.7954">
                <text:p>13.795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44">
                <text:p>644</text:p>
              </table:table-cell>
              <table:table-cell office:value-type="float" office:value="13.2125">
                <text:p>13.212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45">
                <text:p>645</text:p>
              </table:table-cell>
              <table:table-cell office:value-type="float" office:value="12.8505">
                <text:p>12.850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46">
                <text:p>646</text:p>
              </table:table-cell>
              <table:table-cell office:value-type="float" office:value="12.8505">
                <text:p>12.850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47">
                <text:p>647</text:p>
              </table:table-cell>
              <table:table-cell office:value-type="float" office:value="12.8505">
                <text:p>12.850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48">
                <text:p>648</text:p>
              </table:table-cell>
              <table:table-cell office:value-type="float" office:value="13.2125">
                <text:p>13.212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649">
                <text:p>649</text:p>
              </table:table-cell>
              <table:table-cell office:value-type="float" office:value="13.5955">
                <text:p>13.595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50">
                <text:p>650</text:p>
              </table:table-cell>
              <table:table-cell office:value-type="float" office:value="14.0009">
                <text:p>14.000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51">
                <text:p>651</text:p>
              </table:table-cell>
              <table:table-cell office:value-type="float" office:value="14.6573">
                <text:p>14.657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652">
                <text:p>652</text:p>
              </table:table-cell>
              <table:table-cell office:value-type="float" office:value="15.3782">
                <text:p>15.378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53">
                <text:p>653</text:p>
              </table:table-cell>
              <table:table-cell office:value-type="float" office:value="15.6345">
                <text:p>15.634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654">
                <text:p>654</text:p>
              </table:table-cell>
              <table:table-cell office:value-type="float" office:value="16.4574">
                <text:p>16.457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55">
                <text:p>655</text:p>
              </table:table-cell>
              <table:table-cell office:value-type="float" office:value="17.0559">
                <text:p>17.055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656">
                <text:p>656</text:p>
              </table:table-cell>
              <table:table-cell office:value-type="float" office:value="18.04">
                <text:p>18.0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57">
                <text:p>657</text:p>
              </table:table-cell>
              <table:table-cell office:value-type="float" office:value="18.7616">
                <text:p>18.761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658">
                <text:p>658</text:p>
              </table:table-cell>
              <table:table-cell office:value-type="float" office:value="18.7616">
                <text:p>18.761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659">
                <text:p>659</text:p>
              </table:table-cell>
              <table:table-cell office:value-type="float" office:value="19.5434">
                <text:p>19.543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660">
                <text:p>660</text:p>
              </table:table-cell>
              <table:table-cell office:value-type="float" office:value="20.3932">
                <text:p>20.393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661">
                <text:p>661</text:p>
              </table:table-cell>
              <table:table-cell office:value-type="float" office:value="20.3932">
                <text:p>20.393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662">
                <text:p>662</text:p>
              </table:table-cell>
              <table:table-cell office:value-type="float" office:value="20.3932">
                <text:p>20.393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63">
                <text:p>663</text:p>
              </table:table-cell>
              <table:table-cell office:value-type="float" office:value="20.8465">
                <text:p>20.846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664">
                <text:p>664</text:p>
              </table:table-cell>
              <table:table-cell office:value-type="float" office:value="20.8465">
                <text:p>20.846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665">
                <text:p>665</text:p>
              </table:table-cell>
              <table:table-cell office:value-type="float" office:value="20.3932">
                <text:p>20.393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666">
                <text:p>666</text:p>
              </table:table-cell>
              <table:table-cell office:value-type="float" office:value="20.3932">
                <text:p>20.393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67">
                <text:p>667</text:p>
              </table:table-cell>
              <table:table-cell office:value-type="float" office:value="20.8465">
                <text:p>20.846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68">
                <text:p>668</text:p>
              </table:table-cell>
              <table:table-cell office:value-type="float" office:value="20.8465">
                <text:p>20.846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69">
                <text:p>669</text:p>
              </table:table-cell>
              <table:table-cell office:value-type="float" office:value="21.8162">
                <text:p>21.816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670">
                <text:p>670</text:p>
              </table:table-cell>
              <table:table-cell office:value-type="float" office:value="22.3357">
                <text:p>22.335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71">
                <text:p>671</text:p>
              </table:table-cell>
              <table:table-cell office:value-type="float" office:value="22.3357">
                <text:p>22.335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72">
                <text:p>672</text:p>
              </table:table-cell>
              <table:table-cell office:value-type="float" office:value="22.3357">
                <text:p>22.335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73">
                <text:p>673</text:p>
              </table:table-cell>
              <table:table-cell office:value-type="float" office:value="21.8162">
                <text:p>21.816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74">
                <text:p>674</text:p>
              </table:table-cell>
              <table:table-cell office:value-type="float" office:value="21.8162">
                <text:p>21.816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75">
                <text:p>675</text:p>
              </table:table-cell>
              <table:table-cell office:value-type="float" office:value="21.8162">
                <text:p>21.816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76">
                <text:p>676</text:p>
              </table:table-cell>
              <table:table-cell office:value-type="float" office:value="21.3203">
                <text:p>21.320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77">
                <text:p>677</text:p>
              </table:table-cell>
              <table:table-cell office:value-type="float" office:value="21.3203">
                <text:p>21.320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78">
                <text:p>678</text:p>
              </table:table-cell>
              <table:table-cell office:value-type="float" office:value="20.3932">
                <text:p>20.393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79">
                <text:p>679</text:p>
              </table:table-cell>
              <table:table-cell office:value-type="float" office:value="19.1446">
                <text:p>19.144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80">
                <text:p>680</text:p>
              </table:table-cell>
              <table:table-cell office:value-type="float" office:value="19.1446">
                <text:p>19.144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81">
                <text:p>681</text:p>
              </table:table-cell>
              <table:table-cell office:value-type="float" office:value="18.04">
                <text:p>18.0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82">
                <text:p>682</text:p>
              </table:table-cell>
              <table:table-cell office:value-type="float" office:value="17.0559">
                <text:p>17.055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83">
                <text:p>683</text:p>
              </table:table-cell>
              <table:table-cell office:value-type="float" office:value="16.4574">
                <text:p>16.457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84">
                <text:p>684</text:p>
              </table:table-cell>
              <table:table-cell office:value-type="float" office:value="15.6345">
                <text:p>15.634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85">
                <text:p>685</text:p>
              </table:table-cell>
              <table:table-cell office:value-type="float" office:value="15.1301">
                <text:p>15.130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86">
                <text:p>686</text:p>
              </table:table-cell>
              <table:table-cell office:value-type="float" office:value="14.4317">
                <text:p>14.431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87">
                <text:p>687</text:p>
              </table:table-cell>
              <table:table-cell office:value-type="float" office:value="13.7954">
                <text:p>13.795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88">
                <text:p>688</text:p>
              </table:table-cell>
              <table:table-cell office:value-type="float" office:value="13.029">
                <text:p>13.02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89">
                <text:p>689</text:p>
              </table:table-cell>
              <table:table-cell office:value-type="float" office:value="12.5078">
                <text:p>12.507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90">
                <text:p>690</text:p>
              </table:table-cell>
              <table:table-cell office:value-type="float" office:value="11.8744">
                <text:p>11.874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91">
                <text:p>691</text:p>
              </table:table-cell>
              <table:table-cell office:value-type="float" office:value="11.4399">
                <text:p>11.439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92">
                <text:p>692</text:p>
              </table:table-cell>
              <table:table-cell office:value-type="float" office:value="10.6599">
                <text:p>10.659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93">
                <text:p>693</text:p>
              </table:table-cell>
              <table:table-cell office:value-type="float" office:value="9.97942">
                <text:p>9.9794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94">
                <text:p>694</text:p>
              </table:table-cell>
              <table:table-cell office:value-type="float" office:value="9.01999">
                <text:p>9.0199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695">
                <text:p>695</text:p>
              </table:table-cell>
              <table:table-cell office:value-type="float" office:value="8.52795">
                <text:p>8.5279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696">
                <text:p>696</text:p>
              </table:table-cell>
              <table:table-cell office:value-type="float" office:value="8.0177">
                <text:p>8.017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97">
                <text:p>697</text:p>
              </table:table-cell>
              <table:table-cell office:value-type="float" office:value="7.62669">
                <text:p>7.6266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698">
                <text:p>698</text:p>
              </table:table-cell>
              <table:table-cell office:value-type="float" office:value="7.27193">
                <text:p>7.2719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99">
                <text:p>699</text:p>
              </table:table-cell>
              <table:table-cell office:value-type="float" office:value="6.94871">
                <text:p>6.9487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700">
                <text:p>700</text:p>
              </table:table-cell>
              <table:table-cell office:value-type="float" office:value="6.94871">
                <text:p>6.948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1$Linux_X86_64 LibreOffice_project/0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